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5" style:parent-style-name="Standardnípísmoodstavce" style:family="text">
      <style:text-properties fo:font-weight="bold" style:font-weight-asian="bold"/>
    </style:style>
    <style:style style:name="T16" style:parent-style-name="Standardnípísmoodstavce" style:family="text">
      <style:text-properties fo:font-style="italic" style:font-style-asian="italic"/>
    </style:style>
    <style:style style:name="T17" style:parent-style-name="Standardnípísmoodstavce" style:family="text">
      <style:text-properties fo:font-weight="bold" style:font-weight-asian="bold" fo:font-style="italic" style:font-style-asian="italic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tandardnípísmoodstavce" style:family="text">
      <style:text-properties fo:font-weight="bold" style:font-weight-asian="bold" fo:font-style="italic" style:font-style-asian="italic"/>
    </style:style>
    <style:style style:name="T20" style:parent-style-name="Standardnípísmoodstavce" style:family="text">
      <style:text-properties fo:font-weight="bold" style:font-weight-asian="bold" fo:font-style="italic" style:font-style-asian="italic"/>
    </style:style>
    <style:style style:name="T21" style:parent-style-name="Standardnípísmoodstavce" style:family="text">
      <style:text-properties fo:font-style="italic" style:font-style-asian="italic"/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Standardnípísmoodstavce" style:family="text">
      <style:text-properties fo:font-style="italic" style:font-style-asian="italic"/>
    </style:style>
    <style:style style:name="P2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88/2021<text:bookmark-end text:name="Text14"/></text:p>
            <text:p text:style-name="Normální">KVOP-47839/2021<text:bookmark-end text:name="Text2"/></text:p>
            <text:p text:style-name="Normální"><text:bookmark-start text:name="Text6"/>11. 11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B. L.</text:p>
            <text:p text:style-name="Normální"/>
            <text:p text:style-name="Normální"/>
            <text:p text:style-name="Normální"/>
            <text:p text:style-name="Normální"><text:span text:style-name="T15">ID DS:</text:span>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<text:s/>informace podle zákona č. 106/1999 Sb., o svobodném přístupu k informacím, ve znění pozdějších předpisů</text:h>
      <text:p text:style-name="Základnítext"/>
      <text:p text:style-name="Základnítext">Vážený pane L.,</text:p>
      <text:p text:style-name="Základnítext">dne 8. listopadu 2021 byla do Kanceláře veřejného ochránce práv doručena Vaše žádost podle zákona o svobodném přístupu k informacím. Odkazujete na rozhovor JUDr. Stanislava Křečka, veřejného ochránce práv, v Českém rozhlase, kde ombudsman řekl:<text:s/><text:span text:style-name="T16">„zdálo se mi vhodné, abych nejen jako starý přítel, ale také ze<text:s/></text:span><text:span text:style-name="T17">své funkce</text:span><text:span text:style-name="T18"><text:s/>tam navštívil a zjistil ten rozsah,<text:s/></text:span><text:span text:style-name="T19">který mohu ve své kompetenci a<text:s/></text:span><text:span text:style-name="T20">kvalifikaci zjistit</text:span><text:span text:style-name="T21">.“</text:span></text:p>
      <text:p text:style-name="Základnítext">Na základě toho<text:s/><text:span text:style-name="T22">žádáte o zodpovězení následujících informací:</text:span></text:p>
      <text:list text:style-name="LFO3_1" text:continue-numbering="true">
        <text:list-item>
          <text:p text:style-name="P23">Informaci o přesném času (doba zahájení, doba ukončení) návštěvy Veřejného ochránce práv u pana prezidenta dne 25. 11. 2021 v nemocnici.</text:p>
        </text:list-item>
        <text:list-item>
          <text:p text:style-name="P24">Informaci, které ustanovení českých<text:s/>předpisů Veřejnému ochránci práv umožňuje dělat takové návštěvy u pacientů typu Prezident republiky. Zákon č. 349/1999 Sb. říká, že se<text:s/><text:span text:style-name="T25">„působnost nevztahuje na … prezidenta republiky“</text:span>.</text:p>
        </text:list-item>
        <text:list-item>
          <text:p text:style-name="P26">Informaci, kdy byla vyhotovena a odeslána finální zpráva o návštěvě<text:s/>pana prezidenta v nemocnici dne 25. 11. 2021?</text:p>
        </text:list-item>
        <text:list-item>
          <text:p text:style-name="P27">Informaci v podobě písemné (závěrečné) zprávy o návštěvě nemocnice dne 25. 11. 2021.</text:p>
        </text:list-item>
        <text:list-item>
          <text:p text:style-name="P28">Informaci, podle jaké metodiky při návštěvě pana prezidenta v nemocnici Veřejný ochránce práv postupoval. Prosím o její poskytnutí na email spolu s odpovědí.</text:p>
        </text:list-item>
        <text:list-item>
          <text:p text:style-name="P29">Informaci, na která práva (a jejich dodržování) se Veřejný ochránce práv soustředil při návštěvě nemocnice dne 25. 11. 2021, když pak došel k názoru, „že pan prezident není omezen na svých právech“. Prosím o přesné uvedení<text:s/>práv včetně odkazů na platné předpisy či mezinárodní právní závazky?</text:p>
        </text:list-item>
        <text:list-item>
          <text:p text:style-name="P30">Kolik návštěv na JIP českých nemocnic Veřejný ochránce práv udělal od roku 2000?</text:p>
        </text:list-item>
        <text:list-item>
          <text:p text:style-name="P31">Kolik návštěv na JIP českých nemocnic udělal osobně Veřejný ochránce práv JUDr. Stanislav Křeček od svého<text:s/>zvolení do funkce Veřejného ochránce práv?</text:p>
        </text:list-item>
        <text:list-item>
          <text:p text:style-name="P32">Kolik návštěv jiných ústavů, institucí a zařízení osobně učinil JUDr. Křeček ve funkci Veřejného ochránce práv anebo zástupce Veřejného ochránce práv (mám na mysli například věznice, psychiatrické léčebny, klokánky)?</text:p>
        </text:list-item>
        <text:list-item>
          <text:p text:style-name="P33">Informaci, jakou má Veřejný ochránce práv kvalifikaci k návštěvě zařízení typu JIP a kontroly práv pacientů (informace o absolvovaném školení apod.)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Návštěva veřejného ochránce práv u prezidenta ČR se uskutečnila dne 25. 10. 2021 v době od 08,00 do 08,35.</text:p>
      <text:p text:style-name="Základnítext">K bodu č. 2</text:p>
      <text:p text:style-name="Základnítext">Veřejný ochránce práv tuto návštěvu vykonal, neboť to v dané situaci považoval za vhodné. Učinil tak na základě svého rozhodnutí, navštívit „starého přítele“ a také na základě rozhodnutí prezidenta ČR, jak zaznělo i v předmětné nahrávce Českého rozhlasu (3:05 dotčené nahrávky).</text:p>
      <text:p text:style-name="Základnítext">Působnost veřejného ochránce práv se skutečně nevztahuje na prezidenta republiky, jak uvádíte v dotazu. Veřejný ochránce práv však v nemocnici nebyl z důvodu, aby prošetřoval činnost prezidenta ČR, která je z jeho působnosti vyloučena. Veřejný ochránce práv zde byl na návštěvě u osoby, kterou považuje za svého přítele a s jeho souhlasem.<text:s/></text:p>
      <text:p text:style-name="Základnítext">Pokud jde o dotaz k ustanovení zákona o veřejném ochránci práv, na jehož základě mu je umožněno dělat takové návštěvy, pak mohu uvést, že k takovéto návštěvě nebylo třeba žádného ustanovení zákona o veřejném ochránci práv, neboť návštěvu veřejný ochránce práv uskutečnil se souhlasem prezidenta a souhlasem ošetřujícího lékaře.<text:s/></text:p>
      <text:p text:style-name="Základnítext">K bodu č. 3</text:p>
      <text:p text:style-name="Základnítext">Žádná taková zpráva vyhotovena nebyla.</text:p>
      <text:p text:style-name="Základnítext">K bodu č. 4</text:p>
      <text:p text:style-name="Základnítext">Jelikož žádná zpráva tohoto typu nebyla vyhotovena, nelze Vám ji poskytnout.</text:p>
      <text:p text:style-name="Základnítext">K bodu č. 5</text:p>
      <text:p text:style-name="Základnítext">Veřejný ochránce práv při návštěvě postupoval na základě instrukcí ošetřujícího lékaře a na základě<text:s/>instrukcí od prezidenta ČR.<text:s/></text:p>
      <text:p text:style-name="Základnítext">K bodu č. 6</text:p>
      <text:p text:style-name="Základnítext">Veřejný ochránce práv se při své návštěvě soustředil především na soukromý rozhovor s prezidentem ČR a na to, zda je prezidentovi ČR poskytována veškerá lékařská péče, kterou nezbytně potřebuje. Zjištění, která veřejný ochránce práv s ohledem na citlivost informací o zdravotním stavu prezidenta ČR uvedl v obecné rovině, odpovídají jeho posouzení na základě rozhovoru s prezidentem ČR, jeho ošetřujícím lékařem a možností posoudit tento závěr s ohledem na kvalifikaci veřejného ochránce práv ze zákona. Blíže viz bod 10.</text:p>
      <text:p text:style-name="Základnítext">K bodu č. 7</text:p>
      <text:p text:style-name="Základnítext">Veřejný ochránce práv neuskutečnil od roku 2000 žádnou takovou návštěvu (kromě této).</text:p>
      <text:p text:style-name="Základnítext"/>
      <text:p text:style-name="Základnítext">K bodu č. 8</text:p>
      <text:p text:style-name="Základnítext">JUDr. Stanislav Křeček, veřejný ochránce práv uskutečnil osobně tuto jednu návštěvu od svého zvolení.</text:p>
      <text:p text:style-name="Základnítext">K bodu č. 9</text:p>
      <text:p text:style-name="Základnítext">Žádné další návštěvy JUDr. Stanislav Křeček, veřejný ochránce práv, osobně neuskutečnil. V době výkonu funkce zástupce veřejného ochránce práv neměl takovou působnost svěřenou a po svém zvolení do funkce veřejného ochránce práv svěřil<text:s/>tuto působnost plně své zástupkyni s výjimkou věcí, které si sám vyhradí.</text:p>
      <text:p text:style-name="Základnítext">K bodu č. 10</text:p>
      <text:p text:style-name="Základnítext">Veřejný ochránce práv je podle § 1 odst. 3 zákona č. 349/1999 Sb. zákona o veřejném ochránci práv, ve znění pozdějších předpisů, oprávněn mj. provádět systematické návštěvy míst, kde se nacházejí nebo mohou nacházet osoby omezené na svobodě veřejnou mocí nebo v důsledku závislosti na poskytované péči, s cílem posílit ochranu těchto osob před mučením, krutým, nelidským, ponižujícím zacházením nebo trestáním a jiným špatným<text:s/>zacházením. Případná kvalifikace k návštěvě míst, kde jsou umístěny osoby závislé na poskytované péči, tak plyne přímo ze zákona.<text:s/></text:p>
      <text:p text:style-name="Základnítext">K tomuto však dodávám, že sám veřejný ochránce práv v předmětném rozhlasovém rozhovoru uvedl, že v tomto případě se o takový<text:s/>typ návštěvy nejednalo (1:25 dotčené nahrávky).</text:p>
      <text:p text:style-name="Základnítext">To však nemění nic na skutečnosti, že veřejný ochránce práv je ze zákona oprávněn monitorovat různé typy těchto zařízení, zjišťovat a shromažďovat poznatky a praxi z těchto zařízení pro účely své činnosti. V této souvislosti rovněž doplňuji citaci veřejného ochránce práv, s nímž jsem odpovědi na Váš dotaz konzultovat, že „kromě návštěvy svého přítele, jeho povzbuzení při jeho nemoci, se s ohledem na rozporuplné informace v médiích chtěl rovněž přesvědčit o podmínkách, za kterých je osoba prezidenta ČR hospitalizována“.</text:p>
      <text:p text:style-name="Základnítext">S pozdravem</text:p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34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UAV5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3T09:11:00Z</meta:creation-date>
    <dc:date>2021-12-13T09:12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12" meta:word-count="898" meta:character-count="6190" meta:row-count="44" meta:non-whitespace-character-count="5304"/>
  </office:meta>
</office:document-meta>
</file>